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Sandro Räss</text:p>
            <text:p text:style-name="P10"/>
            <text:p text:style-name="P10">adfa</text:p>
            <text:p text:style-name="Contact_20_info">079 428 56 16 – <text:span text:style-name="T15">s.raess@me.com – </text:span><text:span text:style-name="T16">adfa – </text:span><text:span text:style-name="T19">08.07.1922 – </text:span><text:span text:style-name="T20">4000 Basel - </text:span><text:span text:style-name="T19"><text:s/>adf - adf</text:span></text:p>
            <text:p text:style-name="Contact_20_info"/>
            <text:p text:style-name="P7">adf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f600a02-0be8-4325-a6e7-ccde06b3290e">
              <text:p text:style-name="P8">
    <text:span text:style-name="T9">adaf – </text:span>
    <text:span text:style-name="T13">adfa</text:span>
    <text:span text:style-name="T9">:</text:span>
    <text:span text:style-name="T11"> </text:span>
    <text:span text:style-name="T14">November 2022</text:span>
    <text:span text:style-name="T5"> -</text:span>
    <text:span text:style-name="T4"> </text:span>
    <text:span text:style-name="T6">Dezember 2022</text:span>
  </text:p>
              <text:p text:style-name="P3">adfa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5806d2ac-13b9-4d53-a159-3e9c7160d0ed">
              <text:p text:style-name="P9">
    <text:span text:style-name="T10">qwert - </text:span>
    <text:span text:style-name="T12">qwer</text:span>
    <text:span text:style-name="T10">:</text:span>
    <text:span text:style-name="T3"> </text:span>
    <text:span text:style-name="T7">2004</text:span>
    <text:span text:style-name="T4"> - </text:span>
    <text:span text:style-name="T8">2022</text:span>
    <text:span text:style-name="T4"> </text:span>
  </text:p>
              <text:p text:style-name="P4">qwert</text:p>
              <text:p text:style-name="P4"/>
            </text:section>
            <text:section text:style-name="Sect2" text:name="05a3c796-079e-4778-a2bb-b8790446ef26">
              <text:p text:style-name="P9">
    <text:span text:style-name="T10">nmnm - </text:span>
    <text:span text:style-name="T12">nmnm</text:span>
    <text:span text:style-name="T10">:</text:span>
    <text:span text:style-name="T3"> </text:span>
    <text:span text:style-name="T7">2020</text:span>
    <text:span text:style-name="T4"> - </text:span>
    <text:span text:style-name="T8">2021</text:span>
    <text:span text:style-name="T4"> </text:span>
  </text:p>
              <text:p text:style-name="P4">nmnm</text:p>
              <text:p text:style-name="P4"/>
            </text:section>
            <text:section text:style-name="Sect2" text:name="1e5ff987-3b15-43a4-9d92-1c0f84981c91">
              <text:p text:style-name="P9">
    <text:span text:style-name="T10">adfa - </text:span>
    <text:span text:style-name="T12">adfa</text:span>
    <text:span text:style-name="T10">:</text:span>
    <text:span text:style-name="T3"> </text:span>
    <text:span text:style-name="T7">Januar 2003</text:span>
    <text:span text:style-name="T4"> - </text:span>
    <text:span text:style-name="T8">Februar 2022</text:span>
    <text:span text:style-name="T4"> </text:span>
  </text:p>
              <text:p text:style-name="P4">adf</text:p>
              <text:p text:style-name="P4"/>
            </text:section>
            <text:section text:style-name="Sect2" text:name="796688a9-e1a6-4b5d-b58c-418bc0b38203">
              <text:p text:style-name="P9">
    <text:span text:style-name="T10">yyxcvy - </text:span>
    <text:span text:style-name="T12">yyyxxcv</text:span>
    <text:span text:style-name="T10">:</text:span>
    <text:span text:style-name="T3"> </text:span>
    <text:span text:style-name="T7">2022</text:span>
    <text:span text:style-name="T4"> - </text:span>
    <text:span text:style-name="T8">2022</text:span>
    <text:span text:style-name="T4"> </text:span>
  </text:p>
              <text:p text:style-name="P4">yv</text:p>
              <text:p text:style-name="P4"/>
            </text:section>
            <text:section text:style-name="Sect2" text:name="e91d15ab-1ffe-4064-a6f4-be45e26ee0a4">
              <text:p text:style-name="P9">
    <text:span text:style-name="T10">vbv - </text:span>
    <text:span text:style-name="T12">vbv</text:span>
    <text:span text:style-name="T10">:</text:span>
    <text:span text:style-name="T3"> </text:span>
    <text:span text:style-name="T7">Januar 2006</text:span>
    <text:span text:style-name="T4"> - </text:span>
    <text:span text:style-name="T8">März 2008</text:span>
    <text:span text:style-name="T4"> </text:span>
  </text:p>
              <text:p text:style-name="P4">vbv</text:p>
              <text:p text:style-name="P4"/>
            </text:section>
            <text:section text:style-name="Sect2" text:name="cd9e88aa-7f6a-4a87-96a5-fa80527319e7">
              <text:p text:style-name="P9">
    <text:span text:style-name="T10">mmmmmmmmmmmm - </text:span>
    <text:span text:style-name="T12">mmmmmmmmmmmm</text:span>
    <text:span text:style-name="T10">:</text:span>
    <text:span text:style-name="T3"> </text:span>
    <text:span text:style-name="T7">2022</text:span>
    <text:span text:style-name="T4"> - </text:span>
    <text:span text:style-name="T8">2022</text:span>
    <text:span text:style-name="T4"> </text:span>
  </text:p>
              <text:p text:style-name="P4">mmmmmmmmmmmmmm</text:p>
              <text:p text:style-name="P4"/>
            </text:section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section text:style-name="Sect3" text:name="ee316cb7-c979-48f5-a23d-c4c6b74aef9f">
              <text:p text:style-name="P33">
    <text:span text:style-name="T10">qwert - </text:span>
    <text:span text:style-name="T12">qwert</text:span>
    <text:span text:style-name="T10">:</text:span>
    <text:span text:style-name="T3"> </text:span>
    <text:span text:style-name="T7">2022</text:span>
    <text:span text:style-name="T4"> - </text:span>
    <text:span text:style-name="T8">2022</text:span>
    <text:span text:style-name="T4"> </text:span>
  </text:p>
              <text:p text:style-name="P29">qwert</text:p>
              <text:p text:style-name="P29"/>
            </text:section>
            <text:section text:style-name="Sect3" text:name="4d46edb4-4877-4dc1-9230-7856d8f4214b">
              <text:p text:style-name="P33">
    <text:span text:style-name="T10">bbbnnmmmm - </text:span>
    <text:span text:style-name="T12">llll</text:span>
    <text:span text:style-name="T10">:</text:span>
    <text:span text:style-name="T3"> </text:span>
    <text:span text:style-name="T7">2022</text:span>
    <text:span text:style-name="T4"> - </text:span>
    <text:span text:style-name="T8">2022</text:span>
    <text:span text:style-name="T4"> </text:span>
  </text:p>
              <text:p text:style-name="P29">lll</text:p>
              <text:p text:style-name="P29"/>
            </text:section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andro Räss, Hauptstrasse 5, 40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adfa</text:h>
      <text:p text:style-name="P14"/>
      <text:p text:style-name="P11">Sehr geehrte Damen und Herren</text:p>
      <text:p text:style-name="P11"/>
      <text:p text:style-name="P11">asdf</text:p>
      <text:p text:style-name="P11"/>
      <text:p text:style-name="P11">asdf</text:p>
      <text:p text:style-name="P11"/>
      <text:p text:style-name="P11">asdf</text:p>
      <text:p text:style-name="P11"/>
      <text:p text:style-name="P11">Freundliche Grüße</text:p>
      <text:p text:style-name="P11"/>
      <text:p text:style-name="P11">Sandro Rä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Sandro Räss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